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64503936" text:id="ct3966450393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1"><text:soft-page-break/>Diagnostické testy</text:p>
        <text:p text:style-name="List_20_1">Krevní testy</text:p>
        <text:p text:style-name="List_20_1">Rentgen nebo CT vyšetření</text:p>
        <text:p text:style-name="List_20_1">Genetika a genomika</text:p>
        <text:p text:style-name="List_20_1">Identifikace genetických mutací</text:p>
        <text:p text:style-name="List_20_1">Vliv genetiky na léčebné výsledky</text:p>
        <text:p text:style-name="List_20_1">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64503936"/></text:p>
        <text:p text:style-name="P12"><text:change-end text:change-id="ct39664503936"/></text:p>
        <text:p text:style-name="P12"/>
        <text:p text:style-name="P12"/>
        <text:p text:style-name="P12"/>
        <text:p text:style-name="P13">awdawdalkwd</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2T21:55:28.646339000</dc:date>
    <meta:generator>LibreOffice/25.8.3.2$MacOSX_AARCH64 LibreOffice_project/8ca8d55c161d602844f5428fa4b58097424e324e</meta:generator>
    <meta:initial-creator/>
    <meta:creation-date>2025-12-28T20:01:58.000</meta:creation-date>
    <meta:keyword/>
    <meta:editing-duration>P3DT16H5M11S</meta:editing-duration>
    <meta:editing-cycles>155</meta:editing-cycles>
    <meta:document-statistic meta:table-count="1" meta:image-count="0" meta:object-count="0" meta:page-count="16" meta:paragraph-count="97" meta:word-count="2274" meta:character-count="17767" meta:non-whitespace-character-count="15603"/>
    <meta:user-defined meta:name="Category"/>
    <meta:user-defined meta:name="Company"/>
    <meta:user-defined meta:name="IndividualWorkKey"/>
    <meta:user-defined meta:name="Manager"/>
  </office:meta>
</office:document-meta>
</file>